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0.5272in"/>
    </style:style>
    <style:style style:name="co4" style:family="table-column">
      <style:table-column-properties fo:break-before="auto" style:column-width="0.6134in"/>
    </style:style>
    <style:style style:name="co5" style:family="table-column">
      <style:table-column-properties fo:break-before="auto" style:column-width="0.602in"/>
    </style:style>
    <style:style style:name="co6" style:family="table-column">
      <style:table-column-properties fo:break-before="auto" style:column-width="0.5591in"/>
    </style:style>
    <style:style style:name="co7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5055in"/>
    </style:style>
    <style:style style:name="co9" style:family="table-column">
      <style:table-column-properties fo:break-before="auto" style:column-width="0.8173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0.7209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0.4626in"/>
    </style:style>
    <style:style style:name="co14" style:family="table-column">
      <style:table-column-properties fo:break-before="auto" style:column-width="0.4945in"/>
    </style:style>
    <style:style style:name="co15" style:family="table-column">
      <style:table-column-properties fo:break-before="auto" style:column-width="0.5917in"/>
    </style:style>
    <style:style style:name="co16" style:family="table-column">
      <style:table-column-properties fo:break-before="auto" style:column-width="0.9465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7957in"/>
    </style:style>
    <style:style style:name="co19" style:family="table-column">
      <style:table-column-properties fo:break-before="auto" style:column-width="0.9362in"/>
    </style:style>
    <style:style style:name="co20" style:family="table-column">
      <style:table-column-properties fo:break-before="auto" style:column-width="0.4728in"/>
    </style:style>
    <style:style style:name="co21" style:family="table-column">
      <style:table-column-properties fo:break-before="auto" style:column-width="0.4193in"/>
    </style:style>
    <style:style style:name="co22" style:family="table-column">
      <style:table-column-properties fo:break-before="auto" style:column-width="0.75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fo:font-weight="bold" style:font-name-asian="Nimbus Sans L1" style:font-name-complex="Nimbus Sans L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ff"/>
    </style:style>
    <style:style style:name="ce5" style:family="table-cell" style:parent-style-name="Default">
      <style:table-cell-properties fo:border-bottom="none" fo:background-color="#ccccff" fo:border-left="none" fo:border-right="0.0346in solid #000000" fo:border-top="none"/>
    </style:style>
    <style:style style:name="ce6" style:family="table-cell" style:parent-style-name="Default">
      <style:table-cell-properties fo:border-bottom="0.0346in solid #000000" fo:background-color="#ccccff" fo:border-left="none" fo:border-right="none" fo:border-top="none"/>
    </style:style>
    <style:style style:name="ce7" style:family="table-cell" style:parent-style-name="Default">
      <style:table-cell-properties fo:background-color="#7da647"/>
    </style:style>
    <style:style style:name="ce8" style:family="table-cell" style:parent-style-name="Default">
      <style:table-cell-properties fo:background-color="#ff9966"/>
    </style:style>
    <style:style style:name="ce9" style:family="table-cell" style:parent-style-name="Default">
      <style:table-cell-properties fo:border-bottom="0.0346in solid #000000" fo:background-color="#9999ff" fo:border-left="none" fo:border-right="none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2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fo:min-height="0.411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8" table:default-cell-style-name="ce8"/>
        <table:table-column table:style-name="co15" table:default-cell-style-name="ce8"/>
        <table:table-column table:style-name="co7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row table:style-name="ro1">
          <table:table-cell table:style-name="Default" office:value-type="string">
            <text:p>F2A <text:s text:c="2"/>matrix</text:p>
          </table:table-cell>
          <table:table-cell table:style-name="Default" table:number-columns-repeated="9"/>
          <table:table-cell table:style-name="ce1" office:value-type="string">
            <text:p>Legal/illegal objects which can be used <text:s/>as actual parameter.</text:p>
          </table:table-cell>
          <table:table-cell table:style-name="Default" table:number-columns-repeated="15"/>
        </table:table-row>
        <table:table-row table:style-name="ro1">
          <table:table-cell table:style-name="Default"/>
          <table:table-cell table:style-name="ce4"/>
          <table:table-cell table:number-columns-repeated="24" table:style-name="ce1" office:value-type="string">
            <text:p>Actual</text:p>
          </table:table-cell>
        </table:table-row>
        <table:table-row table:style-name="ro2">
          <table:table-cell office:value-type="string" table:number-columns-spanned="2" table:number-rows-spanned="1">
            <text:p>Legal/illegal objects which can be used as formal parameter.</text:p>
          </table:table-cell>
          <table:covered-table-cell table:style-name="ce4"/>
          <table:table-cell table:style-name="ce6" office:value-type="string">
            <text:p>port</text:p>
          </table:table-cell>
          <table:table-cell table:style-name="ce6" office:value-type="string">
            <text:p>port.ps</text:p>
          </table:table-cell>
          <table:table-cell table:style-name="ce6" office:value-type="string">
            <text:p>sig</text:p>
          </table:table-cell>
          <table:table-cell table:style-name="ce6" office:value-type="string">
            <text:p>sig.ps</text:p>
          </table:table-cell>
          <table:table-cell table:style-name="ce6" office:value-type="string">
            <text:p>op</text:p>
            <text:p>expr</text:p>
          </table:table-cell>
          <table:table-cell table:style-name="ce6" office:value-type="string">
            <text:p>concat</text:p>
            <text:p>expr</text:p>
          </table:table-cell>
          <table:table-cell table:style-name="ce6" office:value-type="string">
            <text:p>rep</text:p>
            <text:p>expr</text:p>
          </table:table-cell>
          <table:table-cell table:style-name="ce6" office:value-type="string">
            <text:p>verinum</text:p>
          </table:table-cell>
          <table:table-cell table:style-name="ce6" office:value-type="string">
            <text:p>Ifc[+].port</text:p>
          </table:table-cell>
          <table:table-cell table:style-name="ce6" office:value-type="string">
            <text:p>Ifc[+].port.ps</text:p>
          </table:table-cell>
          <table:table-cell table:style-name="ce6" office:value-type="string">
            <text:p>Sg[+].sig</text:p>
          </table:table-cell>
          <table:table-cell table:style-name="ce6" office:value-type="string">
            <text:p>Sg[+].sig.ps</text:p>
          </table:table-cell>
          <table:table-cell table:style-name="ce6" office:value-type="string">
            <text:p>ifc[+]</text:p>
          </table:table-cell>
          <table:table-cell table:style-name="ce6" office:value-type="string">
            <text:p>sg[+]</text:p>
          </table:table-cell>
          <table:table-cell table:style-name="ce6" office:value-type="string">
            <text:p>unit</text:p>
          </table:table-cell>
          <table:table-cell table:style-name="ce6" office:value-type="string">
            <text:p>unit.sig</text:p>
          </table:table-cell>
          <table:table-cell table:style-name="ce6" office:value-type="string">
            <text:p>unit.port</text:p>
          </table:table-cell>
          <table:table-cell table:style-name="ce6" office:value-type="string">
            <text:p>unit.ifc[+].port</text:p>
          </table:table-cell>
          <table:table-cell table:style-name="ce6" office:value-type="string">
            <text:p>u.ifc[+].port.ps</text:p>
          </table:table-cell>
          <table:table-cell table:style-name="ce6" office:value-type="string">
            <text:p>u.sg[+].sig</text:p>
          </table:table-cell>
          <table:table-cell table:style-name="ce6" office:value-type="string">
            <text:p>u.sg[+].sig.ps</text:p>
          </table:table-cell>
          <table:table-cell table:style-name="ce9" office:value-type="string">
            <text:p>rf</text:p>
          </table:table-cell>
          <table:table-cell table:style-name="ce9" office:value-type="string">
            <text:p>fifo</text:p>
          </table:table-cell>
          <table:table-cell table:style-name="ce9" office:value-type="string">
            <text:p>memmap</text:p>
          </table:table-cell>
        </table:table-row>
        <table:table-row table:style-name="ro1">
          <table:table-cell office:value-type="string">
            <text:p>Formal</text:p>
          </table:table-cell>
          <table:table-cell office:value-type="string">
            <text:p>Port (input)</text:p>
          </table:table-cell>
          <table:table-cell table:style-name="ce7">
            <office:annotation draw:style-name="gr1" draw:text-style-name="P2" svg:width="1.1386in" svg:height="0.4909in" svg:x="3.0331in" svg:y="0.1776in" draw:caption-point-x="-3.0331in" draw:caption-point-y="-0.1776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3.6441in" svg:y="0.1776in" draw:caption-point-x="-3.6441in" draw:caption-point-y="-0.1776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4.1693in" svg:y="0.1776in" draw:caption-point-x="-4.1693in" draw:caption-point-y="-0.1776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4.7689in" svg:y="0.1776in" draw:caption-point-x="-4.7689in" draw:caption-point-y="-0.1776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3" draw:text-style-name="P2" svg:width="1.398in" svg:height="0.4894in" svg:x="5.3587in" svg:y="0.2299in" draw:caption-point-x="-5.3587in" draw:caption-point-y="-0.2299in">
              <dc:date>2009-04-29T00:00:00</dc:date>
              <text:p text:style-name="P1"><text:span text:style-name="T1">f2a_part_sel_valid2.pl</text:span></text:p>
            </office:annotation>
          </table:table-cell>
          <table:table-cell table:style-name="ce7">
            <office:annotation draw:style-name="gr1" draw:text-style-name="P2" svg:width="1.1394in" svg:height="0.4909in" svg:x="5.9472in" svg:y="0.1776in" draw:caption-point-x="-5.9472in" draw:caption-point-y="-0.1776in">
              <dc:date>2009-04-29T00:00:00</dc:date>
              <text:p text:style-name="P1"><text:span text:style-name="T1">f2a_part_sel_valid2.pl</text:span></text:p>
            </office:annotation>
          </table:table-cell>
          <table:table-cell table:style-name="ce7">
            <office:annotation draw:style-name="gr1" draw:text-style-name="P2" svg:width="1.1394in" svg:height="0.4909in" svg:x="6.4508in" svg:y="0.1776in" draw:caption-point-x="-6.4508in" draw:caption-point-y="-0.1776in">
              <dc:date>2009-04-29T00:00:00</dc:date>
              <text:p text:style-name="P1"><text:span text:style-name="T1">f2a_part_sel_valid2.pl</text:span></text:p>
            </office:annotation>
          </table:table-cell>
          <table:table-cell table:style-name="ce7">
            <office:annotation draw:style-name="gr1" draw:text-style-name="P2" svg:width="1.1398in" svg:height="0.4909in" svg:x="7.2654in" svg:y="0.1776in" draw:caption-point-x="-7.2654in" draw:caption-point-y="-0.1776in">
              <dc:date>2009-05-06T00:00:00</dc:date>
              <text:p text:style-name="P1"><text:span text:style-name="T1">f2a_verinum_valid.pl</text:span></text:p>
            </office:annotation>
          </table:table-cell>
          <table:table-cell table:style-name="ce7">
            <office:annotation draw:style-name="gr1" draw:text-style-name="P2" svg:width="1.139in" svg:height="0.4909in" svg:x="7.2654in" svg:y="0.1776in" draw:caption-point-x="-7.2654in" draw:caption-point-y="-0.1776in">
              <dc:date>2009-04-28T00:00:00</dc:date>
              <text:p text:style-name="P1"><text:span text:style-name="T1">f2a_ifc_p_sg_s_valud.pl</text:span></text:p>
            </office:annotation>
          </table:table-cell>
          <table:table-cell table:style-name="ce7">
            <office:annotation draw:style-name="gr1" draw:text-style-name="P2" svg:width="1.139in" svg:height="0.4909in" svg:x="8.1335in" svg:y="0.1776in" draw:caption-point-x="-8.1335in" draw:caption-point-y="-0.1776in">
              <dc:date>2009-04-28T00:00:00</dc:date>
              <text:p text:style-name="P1"><text:span text:style-name="T1">f2a_ifc_p_sg_s_valid.pl</text:span></text:p>
            </office:annotation>
          </table:table-cell>
          <table:table-cell table:style-name="ce7">
            <office:annotation draw:style-name="gr1" draw:text-style-name="P2" svg:width="1.139in" svg:height="0.4909in" svg:x="8.8516in" svg:y="0.1776in" draw:caption-point-x="-8.8516in" draw:caption-point-y="-0.1776in">
              <dc:date>2009-04-28T00:00:00</dc:date>
              <text:p text:style-name="P1"><text:span text:style-name="T1">f2a_ifc_p_sg_s_valud.pl</text:span></text:p>
            </office:annotation>
          </table:table-cell>
          <table:table-cell table:style-name="ce7">
            <office:annotation draw:style-name="gr1" draw:text-style-name="P2" svg:width="1.139in" svg:height="0.4909in" svg:x="9.763in" svg:y="0.1776in" draw:caption-point-x="-9.763in" draw:caption-point-y="-0.1776in">
              <dc:date>2009-04-28T00:00:00</dc:date>
              <text:p text:style-name="P1"><text:span text:style-name="T1">f2a_ifc_p_sg_s_valid.pl</text:span></text:p>
            </office:annotation>
          </table:table-cell>
          <table:table-cell>
            <office:annotation draw:style-name="gr1" draw:text-style-name="P2" svg:width="1.1413in" svg:height="0.285in" svg:x="11.0378in" svg:y="0.1776in" draw:caption-point-x="-11.0378in" draw:caption-point-y="-0.1776in">
              <dc:date>2009-05-12T00:00:00</dc:date>
              <text:p text:style-name="P2">f2a_invalid1.pl</text:p>
            </office:annotation>
          </table:table-cell>
          <table:table-cell>
            <office:annotation draw:style-name="gr1" draw:text-style-name="P2" svg:width="1.1413in" svg:height="0.285in" svg:x="11.5303in" svg:y="0.1776in" draw:caption-point-x="-11.5303in" draw:caption-point-y="-0.1776in">
              <dc:date>2009-05-12T00:00:00</dc:date>
              <text:p text:style-name="P2">f2a_invalid1.pl</text:p>
            </office:annotation>
          </table:table-cell>
          <table:table-cell>
            <office:annotation draw:style-name="gr1" draw:text-style-name="P2" svg:width="1.1413in" svg:height="0.285in" svg:x="12.0343in" svg:y="0.1776in" draw:caption-point-x="-12.0343in" draw:caption-point-y="-0.1776in">
              <dc:date>2009-05-12T00:00:00</dc:date>
              <text:p text:style-name="P2">f2a_invalid2.pl</text:p>
            </office:annotation>
          </table:table-cell>
          <table:table-cell table:number-columns-repeated="9"/>
        </table:table-row>
        <table:table-row table:style-name="ro1">
          <table:table-cell table:style-name="ce2" office:value-type="string">
            <text:p>Formal</text:p>
          </table:table-cell>
          <table:table-cell office:value-type="string">
            <text:p>Port (output/inout)</text:p>
          </table:table-cell>
          <table:table-cell table:style-name="ce7">
            <office:annotation draw:style-name="gr1" draw:text-style-name="P2" svg:width="1.1386in" svg:height="0.4909in" svg:x="3.0331in" svg:y="0.3449in" draw:caption-point-x="-3.0331in" draw:caption-point-y="-0.3449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3.6441in" svg:y="0.3449in" draw:caption-point-x="-3.6441in" draw:caption-point-y="-0.3449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4.1693in" svg:y="0.3449in" draw:caption-point-x="-4.1693in" draw:caption-point-y="-0.3449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4.7689in" svg:y="0.3449in" draw:caption-point-x="-4.7689in" draw:caption-point-y="-0.3449in">
              <dc:date>2009-04-27T00:00:00</dc:date>
              <text:p text:style-name="P1"><text:span text:style-name="T1">f2a_ifc_ifc_p_valid.pl</text:span></text:p>
            </office:annotation>
          </table:table-cell>
          <table:table-cell>
            <office:annotation draw:style-name="gr1" draw:text-style-name="P2" svg:width="1.1413in" svg:height="0.285in" svg:x="5.326in" svg:y="0.3449in" draw:caption-point-x="-5.326in" draw:caption-point-y="-0.3449in">
              <dc:date>2009-05-12T00:00:00</dc:date>
              <text:p text:style-name="P2">f2a_invalid1.pl</text:p>
            </office:annotation>
          </table:table-cell>
          <table:table-cell table:style-name="ce7">
            <office:annotation draw:style-name="gr1" draw:text-style-name="P2" svg:width="1.1394in" svg:height="0.4909in" svg:x="5.9472in" svg:y="0.3449in" draw:caption-point-x="-5.9472in" draw:caption-point-y="-0.3449in">
              <dc:date>2009-04-29T00:00:00</dc:date>
              <text:p text:style-name="P1"><text:span text:style-name="T1">f2a_part_sel_valid2.pl</text:span></text:p>
            </office:annotation>
          </table:table-cell>
          <table:table-cell>
            <office:annotation draw:style-name="gr1" draw:text-style-name="P2" svg:width="1.1413in" svg:height="0.285in" svg:x="6.4508in" svg:y="0.3449in" draw:caption-point-x="-6.4508in" draw:caption-point-y="-0.3449in">
              <dc:date>2009-05-12T00:00:00</dc:date>
              <text:p text:style-name="P2">f2a_invalid1.pl</text:p>
            </office:annotation>
          </table:table-cell>
          <table:table-cell>
            <office:annotation draw:style-name="gr1" draw:text-style-name="P2" svg:width="1.1413in" svg:height="0.285in" svg:x="7.2654in" svg:y="0.3449in" draw:caption-point-x="-7.2654in" draw:caption-point-y="-0.3449in">
              <dc:date>2009-05-12T00:00:00</dc:date>
              <text:p text:style-name="P2">f2a_invalid1.pl</text:p>
            </office:annotation>
          </table:table-cell>
          <table:table-cell table:style-name="ce7">
            <office:annotation draw:style-name="gr1" draw:text-style-name="P2" svg:width="1.139in" svg:height="0.4909in" svg:x="7.2654in" svg:y="0.3449in" draw:caption-point-x="-7.2654in" draw:caption-point-y="-0.3449in">
              <dc:date>2009-04-28T00:00:00</dc:date>
              <text:p text:style-name="P1"><text:span text:style-name="T1">f2a_ifc_p_sg_s_valud.pl</text:span></text:p>
            </office:annotation>
          </table:table-cell>
          <table:table-cell table:style-name="ce7">
            <office:annotation draw:style-name="gr1" draw:text-style-name="P2" svg:width="1.139in" svg:height="0.4909in" svg:x="8.1335in" svg:y="0.3449in" draw:caption-point-x="-8.1335in" draw:caption-point-y="-0.3449in">
              <dc:date>2009-04-28T00:00:00</dc:date>
              <text:p text:style-name="P1"><text:span text:style-name="T1">f2a_ifc_p_sg_s_valid.pl</text:span></text:p>
            </office:annotation>
          </table:table-cell>
          <table:table-cell table:style-name="ce7">
            <office:annotation draw:style-name="gr1" draw:text-style-name="P2" svg:width="1.139in" svg:height="0.4909in" svg:x="8.8516in" svg:y="0.3449in" draw:caption-point-x="-8.8516in" draw:caption-point-y="-0.3449in">
              <dc:date>2009-04-28T00:00:00</dc:date>
              <text:p text:style-name="P1"><text:span text:style-name="T1">f2a_ifc_p_sg_s_valud.pl</text:span></text:p>
            </office:annotation>
          </table:table-cell>
          <table:table-cell table:style-name="ce7">
            <office:annotation draw:style-name="gr1" draw:text-style-name="P2" svg:width="1.139in" svg:height="0.4909in" svg:x="9.763in" svg:y="0.3449in" draw:caption-point-x="-9.763in" draw:caption-point-y="-0.3449in">
              <dc:date>2009-04-28T00:00:00</dc:date>
              <text:p text:style-name="P1"><text:span text:style-name="T1">f2a_ifc_p_sg_s_valid.pl</text:span></text:p>
            </office:annotation>
          </table:table-cell>
          <table:table-cell>
            <office:annotation draw:style-name="gr1" draw:text-style-name="P2" svg:width="1.1413in" svg:height="0.285in" svg:x="11.0378in" svg:y="0.3449in" draw:caption-point-x="-11.0378in" draw:caption-point-y="-0.3449in">
              <dc:date>2009-05-12T00:00:00</dc:date>
              <text:p text:style-name="P2">f2a_invalid1.pl</text:p>
            </office:annotation>
          </table:table-cell>
          <table:table-cell>
            <office:annotation draw:style-name="gr1" draw:text-style-name="P2" svg:width="1.1413in" svg:height="0.285in" svg:x="11.5303in" svg:y="0.3449in" draw:caption-point-x="-11.5303in" draw:caption-point-y="-0.3449in">
              <dc:date>2009-05-12T00:00:00</dc:date>
              <text:p text:style-name="P2">f2a_invalid1.pl</text:p>
            </office:annotation>
          </table:table-cell>
          <table:table-cell>
            <office:annotation draw:style-name="gr1" draw:text-style-name="P2" svg:width="1.1413in" svg:height="0.285in" svg:x="12.0343in" svg:y="0.3449in" draw:caption-point-x="-12.0343in" draw:caption-point-y="-0.3449in">
              <dc:date>2009-05-12T00:00:00</dc:date>
              <text:p text:style-name="P2">f2a_invalid2.pl</text:p>
            </office:annotation>
          </table:table-cell>
          <table:table-cell table:number-columns-repeated="9"/>
        </table:table-row>
        <table:table-row table:style-name="ro1">
          <table:table-cell table:style-name="ce2" office:value-type="string">
            <text:p>Formal</text:p>
          </table:table-cell>
          <table:table-cell office:value-type="string">
            <text:p>port.ps</text:p>
          </table:table-cell>
          <table:table-cell>
            <office:annotation draw:style-name="gr1" draw:text-style-name="P2" svg:width="1.1402in" svg:height="0.4909in" svg:x="3.0331in" svg:y="0.5126in" draw:caption-point-x="-3.0331in" draw:caption-point-y="-0.5126in">
              <dc:date>2009-05-07T00:00:00</dc:date>
              <text:p text:style-name="P1"><text:span text:style-name="T1">f2a_part_sel_invalid1.pl</text:span></text:p>
            </office:annotation>
          </table:table-cell>
          <table:table-cell/>
          <table:table-cell>
            <office:annotation draw:style-name="gr1" draw:text-style-name="P2" svg:width="1.1402in" svg:height="0.4909in" svg:x="4.1693in" svg:y="0.5126in" draw:caption-point-x="-4.1693in" draw:caption-point-y="-0.5126in">
              <dc:date>2009-05-07T00:00:00</dc:date>
              <text:p text:style-name="P1"><text:span text:style-name="T1">f2a_part_sel_invalid1.pl</text:span></text:p>
            </office:annotation>
          </table:table-cell>
          <table:table-cell table:number-columns-repeated="21"/>
        </table:table-row>
        <table:table-row table:style-name="ro1">
          <table:table-cell office:value-type="string">
            <text:p>Formal</text:p>
          </table:table-cell>
          <table:table-cell office:value-type="string">
            <text:p>sig</text:p>
          </table:table-cell>
          <table:table-cell>
            <office:annotation draw:style-name="gr2" draw:text-style-name="P2" svg:width="1.1409in" svg:height="0.285in" svg:x="3.0331in" svg:y="0.6799in" draw:caption-point-x="-3.0331in" draw:caption-point-y="-0.6799in">
              <dc:date>2009-05-11T00:00:00</dc:date>
              <text:p text:style-name="P1"><text:span text:style-name="T1">f2a_invalid1.pl</text:span></text:p>
            </office:annotation>
          </table:table-cell>
          <table:table-cell>
            <office:annotation draw:style-name="gr1" draw:text-style-name="P2" svg:width="1.1409in" svg:height="0.285in" svg:x="3.6441in" svg:y="0.6799in" draw:caption-point-x="-3.6441in" draw:caption-point-y="-0.6799in">
              <dc:date>2009-05-11T00:00:00</dc:date>
              <text:p text:style-name="P1"><text:span text:style-name="T1">f2a_invalid1.pl</text:span></text:p>
            </office:annotation>
          </table:table-cell>
          <table:table-cell>
            <office:annotation draw:style-name="gr1" draw:text-style-name="P2" svg:width="1.1402in" svg:height="0.4909in" svg:x="4.1693in" svg:y="0.6799in" draw:caption-point-x="-4.1693in" draw:caption-point-y="-0.6799in">
              <dc:date>2009-05-07T00:00:00</dc:date>
              <text:p text:style-name="P1"><text:span text:style-name="T1">f2a_signal_signal_invalid.pl</text:span></text:p>
            </office:annotation>
          </table:table-cell>
          <table:table-cell>
            <office:annotation draw:style-name="gr1" draw:text-style-name="P2" svg:width="1.1402in" svg:height="0.4909in" svg:x="4.7689in" svg:y="0.6799in" draw:caption-point-x="-4.7689in" draw:caption-point-y="-0.6799in">
              <dc:date>2009-05-07T00:00:00</dc:date>
              <text:p text:style-name="P1"><text:span text:style-name="T1">f2a_signal_signal_invalid.pl</text:span></text:p>
            </office:annotation>
          </table:table-cell>
          <table:table-cell table:number-columns-repeated="9"/>
          <table:table-cell>
            <office:annotation draw:style-name="gr1" draw:text-style-name="P2" svg:width="1.1402in" svg:height="0.4909in" svg:x="11.5303in" svg:y="0.6799in" draw:caption-point-x="-11.5303in" draw:caption-point-y="-0.6799in">
              <dc:date>2009-05-07T00:00:00</dc:date>
              <text:p text:style-name="P1"><text:span text:style-name="T1">f2a_sg_sg_invalid.pl</text:span></text:p>
            </office:annotation>
          </table:table-cell>
          <table:table-cell table:number-columns-repeated="10"/>
        </table:table-row>
        <table:table-row table:style-name="ro1">
          <table:table-cell table:style-name="ce3" office:value-type="string">
            <text:p>Formal</text:p>
          </table:table-cell>
          <table:table-cell office:value-type="string">
            <text:p>sig.ps</text:p>
          </table:table-cell>
          <table:table-cell>
            <office:annotation draw:style-name="gr1" draw:text-style-name="P2" svg:width="1.1402in" svg:height="0.4909in" svg:x="3.0331in" svg:y="0.8472in" draw:caption-point-x="-3.0331in" draw:caption-point-y="-0.8472in">
              <dc:date>2009-05-07T00:00:00</dc:date>
              <text:p text:style-name="P1"><text:span text:style-name="T1">f2a_part_sel_invalid1.pl</text:span></text:p>
            </office:annotation>
          </table:table-cell>
          <table:table-cell table:number-columns-repeated="23"/>
        </table:table-row>
        <table:table-row table:style-name="ro3">
          <table:table-cell office:value-type="string">
            <text:p>Formal</text:p>
          </table:table-cell>
          <table:table-cell office:value-type="string">
            <text:p>op</text:p>
            <text:p>expr</text:p>
          </table:table-cell>
          <table:table-cell table:number-columns-repeated="2"/>
          <table:table-cell>
            <office:annotation draw:style-name="gr1" draw:text-style-name="P2" svg:width="1.1402in" svg:height="0.4909in" svg:x="4.1693in" svg:y="1.0146in" draw:caption-point-x="-4.1693in" draw:caption-point-y="-1.0146in">
              <dc:date>2009-05-07T00:00:00</dc:date>
              <text:p text:style-name="P1"><text:span text:style-name="T1">f2a_part_sel_invalid1.pl</text:span></text:p>
            </office:annotation>
          </table:table-cell>
          <table:table-cell/>
          <table:table-cell>
            <office:annotation draw:style-name="gr1" draw:text-style-name="P2" svg:width="1.1409in" svg:height="0.285in" svg:x="5.326in" svg:y="1.0146in" draw:caption-point-x="-5.326in" draw:caption-point-y="-1.0146in">
              <dc:date>2009-05-11T00:00:00</dc:date>
              <text:p text:style-name="P1"><text:span text:style-name="T1">f2a_invalid2.pl</text:span></text:p>
            </office:annotation>
          </table:table-cell>
          <table:table-cell>
            <office:annotation draw:style-name="gr1" draw:text-style-name="P2" svg:width="1.1409in" svg:height="0.285in" svg:x="5.9472in" svg:y="1.0146in" draw:caption-point-x="-5.9472in" draw:caption-point-y="-1.0146in">
              <dc:date>2009-05-11T00:00:00</dc:date>
              <text:p text:style-name="P1"><text:span text:style-name="T1">f2a_invalid2.pl</text:span></text:p>
            </office:annotation>
          </table:table-cell>
          <table:table-cell table:number-columns-repeated="6"/>
          <table:table-cell>
            <office:annotation draw:style-name="gr1" draw:text-style-name="P2" svg:width="1.1402in" svg:height="0.4909in" svg:x="11.0378in" svg:y="1.0146in" draw:caption-point-x="-11.0378in" draw:caption-point-y="-1.0146in">
              <dc:date>2009-05-07T00:00:00</dc:date>
              <text:p text:style-name="P1"><text:span text:style-name="T1">f2a_part_sel_invalid1.pl</text:span></text:p>
            </office:annotation>
          </table:table-cell>
          <table:table-cell table:number-columns-repeated="11"/>
        </table:table-row>
        <table:table-row table:style-name="ro2">
          <table:table-cell office:value-type="string">
            <text:p>Formal</text:p>
          </table:table-cell>
          <table:table-cell office:value-type="string">
            <text:p>concat</text:p>
            <text:p>expr</text:p>
          </table:table-cell>
          <table:table-cell>
            <office:annotation draw:style-name="gr1" draw:text-style-name="P2" svg:width="1.1402in" svg:height="0.4909in" svg:x="3.0331in" svg:y="1.3965in" draw:caption-point-x="-3.0331in" draw:caption-point-y="-1.3965in">
              <dc:date>2009-05-07T00:00:00</dc:date>
              <text:p text:style-name="P1"><text:span text:style-name="T1">f2a_part_sel_invalid1.pl</text:span></text:p>
            </office:annotation>
          </table:table-cell>
          <table:table-cell>
            <office:annotation draw:style-name="gr1" draw:text-style-name="P2" svg:width="1.1409in" svg:height="0.285in" svg:x="3.6441in" svg:y="1.3965in" draw:caption-point-x="-3.6441in" draw:caption-point-y="-1.3965in">
              <dc:date>2009-05-11T00:00:00</dc:date>
              <text:p text:style-name="P1"><text:span text:style-name="T1">f2a_invalid1.pl</text:span></text:p>
            </office:annotation>
          </table:table-cell>
          <table:table-cell>
            <office:annotation draw:style-name="gr1" draw:text-style-name="P2" svg:width="1.1402in" svg:height="0.4909in" svg:x="4.1693in" svg:y="1.3965in" draw:caption-point-x="-4.1693in" draw:caption-point-y="-1.3965in">
              <dc:date>2009-05-07T00:00:00</dc:date>
              <text:p text:style-name="P1"><text:span text:style-name="T1">f2a_part_sel_invalid1.pl</text:span></text:p>
            </office:annotation>
          </table:table-cell>
          <table:table-cell table:number-columns-repeated="10"/>
          <table:table-cell>
            <office:annotation draw:style-name="gr1" draw:text-style-name="P2" svg:width="1.1402in" svg:height="0.4909in" svg:x="11.5303in" svg:y="1.3965in" draw:caption-point-x="-11.5303in" draw:caption-point-y="-1.3965in">
              <dc:date>2009-05-07T00:00:00</dc:date>
              <text:p text:style-name="P1"><text:span text:style-name="T1">f2a_part_sel_invalid1.pl</text:span></text:p>
            </office:annotation>
          </table:table-cell>
          <table:table-cell table:number-columns-repeated="10"/>
        </table:table-row>
        <table:table-row table:style-name="ro2">
          <table:table-cell office:value-type="string">
            <text:p>Formal</text:p>
          </table:table-cell>
          <table:table-cell office:value-type="string">
            <text:p>rep</text:p>
            <text:p>expr</text:p>
          </table:table-cell>
          <table:table-cell>
            <office:annotation draw:style-name="gr1" draw:text-style-name="P2" svg:width="1.1402in" svg:height="0.4909in" svg:x="3.0331in" svg:y="1.8299in" draw:caption-point-x="-3.0331in" draw:caption-point-y="-1.8299in">
              <dc:date>2009-05-07T00:00:00</dc:date>
              <text:p text:style-name="P1"><text:span text:style-name="T1">f2a_part_sel_invalid1.pl</text:span></text:p>
            </office:annotation>
          </table:table-cell>
          <table:table-cell>
            <office:annotation draw:style-name="gr1" draw:text-style-name="P2" svg:width="1.1409in" svg:height="0.285in" svg:x="3.6441in" svg:y="1.8299in" draw:caption-point-x="-3.6441in" draw:caption-point-y="-1.8299in">
              <dc:date>2009-05-11T00:00:00</dc:date>
              <text:p text:style-name="P1"><text:span text:style-name="T1">f2a_invalid.pl</text:span></text:p>
            </office:annotation>
          </table:table-cell>
          <table:table-cell>
            <office:annotation draw:style-name="gr1" draw:text-style-name="P2" svg:width="1.1402in" svg:height="0.4909in" svg:x="4.1693in" svg:y="1.8299in" draw:caption-point-x="-4.1693in" draw:caption-point-y="-1.8299in">
              <dc:date>2009-05-07T00:00:00</dc:date>
              <text:p text:style-name="P1"><text:span text:style-name="T1">f2a_part_sel_invalid1.pl</text:span></text:p>
            </office:annotation>
          </table:table-cell>
          <table:table-cell table:number-columns-repeated="21"/>
        </table:table-row>
        <table:table-row table:style-name="ro1">
          <table:table-cell table:style-name="ce3" office:value-type="string">
            <text:p>Formal</text:p>
          </table:table-cell>
          <table:table-cell office:value-type="string">
            <text:p>verinum</text:p>
          </table:table-cell>
          <table:table-cell>
            <office:annotation draw:style-name="gr1" draw:text-style-name="P2" svg:width="1.1409in" svg:height="0.285in" svg:x="3.0331in" svg:y="2.263in" draw:caption-point-x="-3.0331in" draw:caption-point-y="-2.263in">
              <dc:date>2009-05-11T00:00:00</dc:date>
              <text:p text:style-name="P1"><text:span text:style-name="T1">f2a_invalid2.pl</text:span></text:p>
            </office:annotation>
          </table:table-cell>
          <table:table-cell table:number-columns-repeated="23"/>
        </table:table-row>
        <table:table-row table:style-name="ro1">
          <table:table-cell office:value-type="string">
            <text:p>Formal</text:p>
          </table:table-cell>
          <table:table-cell office:value-type="string">
            <text:p>Ifc[+].port(input)</text:p>
          </table:table-cell>
          <table:table-cell table:style-name="ce7">
            <office:annotation draw:style-name="gr1" draw:text-style-name="P2" svg:width="1.139in" svg:height="0.4909in" svg:x="3.0331in" svg:y="2.263in" draw:caption-point-x="-3.0331in" draw:caption-point-y="-2.263in">
              <dc:date>2009-04-28T00:00:00</dc:date>
              <text:p text:style-name="P1"><text:span text:style-name="T1">f2a_ifc_p_sg_s_valud.pl</text:span></text:p>
            </office:annotation>
          </table:table-cell>
          <table:table-cell table:style-name="ce7">
            <office:annotation draw:style-name="gr1" draw:text-style-name="P2" svg:width="1.139in" svg:height="0.4909in" svg:x="3.6441in" svg:y="2.263in" draw:caption-point-x="-3.6441in" draw:caption-point-y="-2.263in">
              <dc:date>2009-04-28T00:00:00</dc:date>
              <text:p text:style-name="P1"><text:span text:style-name="T1">f2a_ifc_p_sg_s_valid.pl</text:span></text:p>
            </office:annotation>
          </table:table-cell>
          <table:table-cell table:style-name="ce7">
            <office:annotation draw:style-name="gr1" draw:text-style-name="P2" svg:width="1.139in" svg:height="0.4909in" svg:x="4.1693in" svg:y="2.3224in" draw:caption-point-x="-4.1693in" draw:caption-point-y="-2.3224in">
              <dc:date>2009-04-28T00:00:00</dc:date>
              <text:p text:style-name="P1"><text:span text:style-name="T1">f2a_ifc_p_sg_s_valid.pl</text:span></text:p>
            </office:annotation>
          </table:table-cell>
          <table:table-cell table:style-name="ce7">
            <office:annotation draw:style-name="gr1" draw:text-style-name="P2" svg:width="1.139in" svg:height="0.4909in" svg:x="4.7689in" svg:y="2.3224in" draw:caption-point-x="-4.7689in" draw:caption-point-y="-2.3224in">
              <dc:date>2009-04-28T00:00:00</dc:date>
              <text:p text:style-name="P1"><text:span text:style-name="T1">f2a_ifc_p_sg_s_valid.pl</text:span></text:p>
            </office:annotation>
          </table:table-cell>
          <table:table-cell table:style-name="ce7">
            <office:annotation draw:style-name="gr1" draw:text-style-name="P2" svg:width="1.1398in" svg:height="0.4909in" svg:x="5.326in" svg:y="2.728in" draw:caption-point-x="-5.326in" draw:caption-point-y="-2.728in">
              <dc:date>2009-05-06T00:00:00</dc:date>
              <text:p text:style-name="P1"><text:span text:style-name="T1">f2a_part_sel_valid2.pl</text:span></text:p>
            </office:annotation>
          </table:table-cell>
          <table:table-cell table:style-name="ce7">
            <office:annotation draw:style-name="gr1" draw:text-style-name="P2" svg:width="1.1398in" svg:height="0.4909in" svg:x="5.9472in" svg:y="2.728in" draw:caption-point-x="-5.9472in" draw:caption-point-y="-2.728in">
              <dc:date>2009-05-06T00:00:00</dc:date>
              <text:p text:style-name="P1"><text:span text:style-name="T1">f2a_part_sel_valid2.pl</text:span></text:p>
            </office:annotation>
          </table:table-cell>
          <table:table-cell table:style-name="ce7">
            <office:annotation draw:style-name="gr1" draw:text-style-name="P2" svg:width="1.1398in" svg:height="0.4909in" svg:x="6.4508in" svg:y="2.728in" draw:caption-point-x="-6.4508in" draw:caption-point-y="-2.728in">
              <dc:date>2009-05-06T00:00:00</dc:date>
              <text:p text:style-name="P1"><text:span text:style-name="T1">f2a_part_sel_valid2.pl</text:span></text:p>
            </office:annotation>
          </table:table-cell>
          <table:table-cell table:style-name="ce7">
            <office:annotation draw:style-name="gr1" draw:text-style-name="P2" svg:width="1.1398in" svg:height="0.4909in" svg:x="7.2654in" svg:y="2.728in" draw:caption-point-x="-7.2654in" draw:caption-point-y="-2.728in">
              <dc:date>2009-05-06T00:00:00</dc:date>
              <text:p text:style-name="P1"><text:span text:style-name="T1">f2a_verinum_valid.pl</text:span></text:p>
            </office:annotation>
          </table:table-cell>
          <table:table-cell table:style-name="ce7">
            <office:annotation draw:style-name="gr1" draw:text-style-name="P2" svg:width="1.1386in" svg:height="0.4909in" svg:x="7.2654in" svg:y="2.263in" draw:caption-point-x="-7.2654in" draw:caption-point-y="-2.263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8.1335in" svg:y="2.263in" draw:caption-point-x="-8.1335in" draw:caption-point-y="-2.263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8.8516in" svg:y="2.263in" draw:caption-point-x="-8.8516in" draw:caption-point-y="-2.263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9.763in" svg:y="2.263in" draw:caption-point-x="-9.763in" draw:caption-point-y="-2.263in">
              <dc:date>2009-04-27T00:00:00</dc:date>
              <text:p text:style-name="P1"><text:span text:style-name="T1">f2a_ifc_ifc_p_valid.pl</text:span></text:p>
            </office:annotation>
          </table:table-cell>
          <table:table-cell/>
          <table:table-cell>
            <office:annotation draw:style-name="gr1" draw:text-style-name="P2" svg:width="1.1409in" svg:height="0.285in" svg:x="11.5303in" svg:y="2.4303in" draw:caption-point-x="-11.5303in" draw:caption-point-y="-2.4303in">
              <dc:date>2009-05-11T00:00:00</dc:date>
              <text:p text:style-name="P1"><text:span text:style-name="T1">f2a_invalid2.pl</text:span></text:p>
            </office:annotation>
          </table:table-cell>
          <table:table-cell table:number-columns-repeated="10"/>
        </table:table-row>
        <table:table-row table:style-name="ro1">
          <table:table-cell office:value-type="string">
            <text:p>Formal</text:p>
          </table:table-cell>
          <table:table-cell office:value-type="string">
            <text:p>Ifc[+].port(output/inout)</text:p>
          </table:table-cell>
          <table:table-cell table:style-name="ce7">
            <office:annotation draw:style-name="gr1" draw:text-style-name="P2" svg:width="1.139in" svg:height="0.4909in" svg:x="3.0331in" svg:y="2.4303in" draw:caption-point-x="-3.0331in" draw:caption-point-y="-2.4303in">
              <dc:date>2009-04-28T00:00:00</dc:date>
              <text:p text:style-name="P1"><text:span text:style-name="T1">f2a_ifc_p_sg_s_valud.pl</text:span></text:p>
            </office:annotation>
          </table:table-cell>
          <table:table-cell table:style-name="ce7">
            <office:annotation draw:style-name="gr1" draw:text-style-name="P2" svg:width="1.139in" svg:height="0.4909in" svg:x="3.6441in" svg:y="2.4303in" draw:caption-point-x="-3.6441in" draw:caption-point-y="-2.4303in">
              <dc:date>2009-04-28T00:00:00</dc:date>
              <text:p text:style-name="P1"><text:span text:style-name="T1">f2a_ifc_p_sg_s_valid.pl</text:span></text:p>
            </office:annotation>
          </table:table-cell>
          <table:table-cell table:style-name="ce7">
            <office:annotation draw:style-name="gr1" draw:text-style-name="P2" svg:width="1.139in" svg:height="0.4909in" svg:x="4.1693in" svg:y="2.4898in" draw:caption-point-x="-4.1693in" draw:caption-point-y="-2.4898in">
              <dc:date>2009-04-28T00:00:00</dc:date>
              <text:p text:style-name="P1"><text:span text:style-name="T1">f2a_ifc_p_sg_s_valid.pl</text:span></text:p>
            </office:annotation>
          </table:table-cell>
          <table:table-cell table:style-name="ce7">
            <office:annotation draw:style-name="gr1" draw:text-style-name="P2" svg:width="1.139in" svg:height="0.4909in" svg:x="4.7689in" svg:y="2.4898in" draw:caption-point-x="-4.7689in" draw:caption-point-y="-2.4898in">
              <dc:date>2009-04-28T00:00:00</dc:date>
              <text:p text:style-name="P1"><text:span text:style-name="T1">f2a_ifc_p_sg_s_valid.pl</text:span></text:p>
            </office:annotation>
          </table:table-cell>
          <table:table-cell>
            <office:annotation draw:style-name="gr1" draw:text-style-name="P2" svg:width="1.1406in" svg:height="0.285in" svg:x="5.326in" svg:y="2.5976in" draw:caption-point-x="-5.326in" draw:caption-point-y="-2.5976in">
              <dc:date>2009-05-11T00:00:00</dc:date>
              <text:p text:style-name="P1"><text:span text:style-name="T1">f2a_invalid1.pl</text:span></text:p>
            </office:annotation>
          </table:table-cell>
          <table:table-cell table:style-name="ce7">
            <office:annotation draw:style-name="gr1" draw:text-style-name="P2" svg:width="1.1398in" svg:height="0.4909in" svg:x="5.9472in" svg:y="2.9547in" draw:caption-point-x="-5.9472in" draw:caption-point-y="-2.9547in">
              <dc:date>2009-05-06T00:00:00</dc:date>
              <text:p text:style-name="P1"><text:span text:style-name="T1">f2a_part_sel_valid2.pl</text:span></text:p>
            </office:annotation>
          </table:table-cell>
          <table:table-cell>
            <office:annotation draw:style-name="gr1" draw:text-style-name="P2" svg:width="1.1409in" svg:height="0.285in" svg:x="6.4508in" svg:y="2.5976in" draw:caption-point-x="-6.4508in" draw:caption-point-y="-2.5976in">
              <dc:date>2009-05-11T00:00:00</dc:date>
              <text:p text:style-name="P1"><text:span text:style-name="T1">f2a_invalid2.pl</text:span></text:p>
            </office:annotation>
          </table:table-cell>
          <table:table-cell>
            <office:annotation draw:style-name="gr1" draw:text-style-name="P2" svg:width="1.1406in" svg:height="0.285in" svg:x="7.2654in" svg:y="2.5976in" draw:caption-point-x="-7.2654in" draw:caption-point-y="-2.5976in">
              <dc:date>2009-05-11T00:00:00</dc:date>
              <text:p text:style-name="P1"><text:span text:style-name="T1">f2a_invalid1.pl</text:span></text:p>
            </office:annotation>
          </table:table-cell>
          <table:table-cell table:style-name="ce7">
            <office:annotation draw:style-name="gr1" draw:text-style-name="P2" svg:width="1.1386in" svg:height="0.4909in" svg:x="7.2654in" svg:y="2.4898in" draw:caption-point-x="-7.2654in" draw:caption-point-y="-2.4898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8.1335in" svg:y="2.4898in" draw:caption-point-x="-8.1335in" draw:caption-point-y="-2.4898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8.8516in" svg:y="2.4898in" draw:caption-point-x="-8.8516in" draw:caption-point-y="-2.4898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9.763in" svg:y="2.4898in" draw:caption-point-x="-9.763in" draw:caption-point-y="-2.4898in">
              <dc:date>2009-04-27T00:00:00</dc:date>
              <text:p text:style-name="P1"><text:span text:style-name="T1">f2a_ifc_ifc_p_valid.pl</text:span></text:p>
            </office:annotation>
          </table:table-cell>
          <table:table-cell/>
          <table:table-cell>
            <office:annotation draw:style-name="gr1" draw:text-style-name="P2" svg:width="1.1409in" svg:height="0.285in" svg:x="11.5303in" svg:y="2.5976in" draw:caption-point-x="-11.5303in" draw:caption-point-y="-2.5976in">
              <dc:date>2009-05-11T00:00:00</dc:date>
              <text:p text:style-name="P1"><text:span text:style-name="T1">f2a_invalid2.pl</text:span></text:p>
            </office:annotation>
          </table:table-cell>
          <table:table-cell table:number-columns-repeated="10"/>
        </table:table-row>
        <table:table-row table:style-name="ro1">
          <table:table-cell office:value-type="string">
            <text:p>Formal</text:p>
          </table:table-cell>
          <table:table-cell office:value-type="string">
            <text:p>Ifc[+].port.ps</text:p>
          </table:table-cell>
          <table:table-cell table:number-columns-repeated="24"/>
        </table:table-row>
        <table:table-row table:style-name="ro1">
          <table:table-cell office:value-type="string">
            <text:p>Formal</text:p>
          </table:table-cell>
          <table:table-cell office:value-type="string">
            <text:p>Sg[+].sig</text:p>
          </table:table-cell>
          <table:table-cell>
            <office:annotation draw:style-name="gr1" draw:text-style-name="P2" svg:width="1.1406in" svg:height="0.285in" svg:x="3.0331in" svg:y="2.9327in" draw:caption-point-x="-3.0331in" draw:caption-point-y="-2.9327in">
              <dc:date>2009-05-11T00:00:00</dc:date>
              <text:p text:style-name="P1"><text:span text:style-name="T1">f2a_invalid1.pl</text:span></text:p>
            </office:annotation>
          </table:table-cell>
          <table:table-cell>
            <office:annotation draw:style-name="gr1" draw:text-style-name="P2" svg:width="1.1406in" svg:height="0.285in" svg:x="3.6441in" svg:y="2.9327in" draw:caption-point-x="-3.6441in" draw:caption-point-y="-2.9327in">
              <dc:date>2009-05-11T00:00:00</dc:date>
              <text:p text:style-name="P1"><text:span text:style-name="T1">f2a_invalid1.pl</text:span></text:p>
            </office:annotation>
          </table:table-cell>
          <table:table-cell table:number-columns-repeated="11"/>
          <table:table-cell>
            <office:annotation draw:style-name="gr1" draw:text-style-name="P2" svg:width="1.1402in" svg:height="0.4909in" svg:x="11.5303in" svg:y="2.9327in" draw:caption-point-x="-11.5303in" draw:caption-point-y="-2.9327in">
              <dc:date>2009-05-07T00:00:00</dc:date>
              <text:p text:style-name="P1"><text:span text:style-name="T1">f2a_sg_sg_invalid.pl</text:span></text:p>
            </office:annotation>
          </table:table-cell>
          <table:table-cell table:number-columns-repeated="10"/>
        </table:table-row>
        <table:table-row table:style-name="ro1">
          <table:table-cell office:value-type="string">
            <text:p>Formal</text:p>
          </table:table-cell>
          <table:table-cell office:value-type="string">
            <text:p>Sg[+].sig.ps</text:p>
          </table:table-cell>
          <table:table-cell>
            <office:annotation draw:style-name="gr2" draw:text-style-name="P2" svg:width="1.8953in" svg:height="0.285in" svg:x="3.0331in" svg:y="3.1in" draw:caption-point-x="-3.0331in" draw:caption-point-y="-3.1in">
              <dc:date>2009-05-07T00:00:00</dc:date>
              <text:p text:style-name="P1"><text:span text:style-name="T1">f2a_part_sel_invalid1.pl</text:span></text:p>
            </office:annotation>
          </table:table-cell>
          <table:table-cell>
            <office:annotation draw:style-name="gr1" draw:text-style-name="P2" svg:width="1.1406in" svg:height="0.285in" svg:x="3.6441in" svg:y="3.1in" draw:caption-point-x="-3.6441in" draw:caption-point-y="-3.1in">
              <dc:date>2009-05-11T00:00:00</dc:date>
              <text:p text:style-name="P1"><text:span text:style-name="T1">f2a_invalid1.pl</text:span></text:p>
            </office:annotation>
          </table:table-cell>
          <table:table-cell>
            <office:annotation draw:style-name="gr1" draw:text-style-name="P2" svg:width="1.1402in" svg:height="0.4909in" svg:x="4.1693in" svg:y="3.1in" draw:caption-point-x="-4.1693in" draw:caption-point-y="-3.1in">
              <dc:date>2009-05-07T00:00:00</dc:date>
              <text:p text:style-name="P1"><text:span text:style-name="T1">f2a_part_sel_invalid1.pl</text:span></text:p>
            </office:annotation>
          </table:table-cell>
          <table:table-cell table:number-columns-repeated="2"/>
          <table:table-cell>
            <office:annotation draw:style-name="gr1" draw:text-style-name="P2" svg:width="1.1402in" svg:height="0.4909in" svg:x="5.9472in" svg:y="3.1in" draw:caption-point-x="-5.9472in" draw:caption-point-y="-3.1in">
              <dc:date>2009-05-07T00:00:00</dc:date>
              <text:p text:style-name="P1"><text:span text:style-name="T1">f2a_part_sel_invalid2.pl</text:span></text:p>
            </office:annotation>
          </table:table-cell>
          <table:table-cell table:number-columns-repeated="18"/>
        </table:table-row>
        <table:table-row table:style-name="ro1">
          <table:table-cell office:value-type="string">
            <text:p>Formal</text:p>
          </table:table-cell>
          <table:table-cell office:value-type="string">
            <text:p>ifc[+]</text:p>
          </table:table-cell>
          <table:table-cell>
            <office:annotation draw:style-name="gr1" draw:text-style-name="P2" svg:width="1.1402in" svg:height="0.4909in" svg:x="3.0331in" svg:y="3.2673in" draw:caption-point-x="-3.0331in" draw:caption-point-y="-3.2673in">
              <dc:date>2009-05-07T00:00:00</dc:date>
              <text:p text:style-name="P1"><text:span text:style-name="T1">f2a_part_sel_invalid2.pl</text:span></text:p>
            </office:annotation>
          </table:table-cell>
          <table:table-cell>
            <office:annotation draw:style-name="gr1" draw:text-style-name="P2" svg:width="1.1402in" svg:height="0.4909in" svg:x="3.6441in" svg:y="3.2673in" draw:caption-point-x="-3.6441in" draw:caption-point-y="-3.2673in">
              <dc:date>2009-05-07T00:00:00</dc:date>
              <text:p text:style-name="P1"><text:span text:style-name="T1">f2a_part_sel_invalid2.pl</text:span></text:p>
            </office:annotation>
          </table:table-cell>
          <table:table-cell>
            <office:annotation draw:style-name="gr1" draw:text-style-name="P2" svg:width="1.1402in" svg:height="0.4909in" svg:x="4.1693in" svg:y="3.2673in" draw:caption-point-x="-4.1693in" draw:caption-point-y="-3.2673in">
              <dc:date>2009-05-07T00:00:00</dc:date>
              <text:p text:style-name="P1"><text:span text:style-name="T1">f2a_part_sel_invalid2.pl</text:span></text:p>
            </office:annotation>
          </table:table-cell>
          <table:table-cell>
            <office:annotation draw:style-name="gr1" draw:text-style-name="P2" svg:width="1.1402in" svg:height="0.4909in" svg:x="4.7689in" svg:y="3.2673in" draw:caption-point-x="-4.7689in" draw:caption-point-y="-3.2673in">
              <dc:date>2009-05-07T00:00:00</dc:date>
              <text:p text:style-name="P1"><text:span text:style-name="T1">f2a_part_sel_invalid2.pl</text:span></text:p>
            </office:annotation>
          </table:table-cell>
          <table:table-cell>
            <office:annotation draw:style-name="gr1" draw:text-style-name="P2" svg:width="1.1402in" svg:height="0.4909in" svg:x="5.326in" svg:y="3.2673in" draw:caption-point-x="-5.326in" draw:caption-point-y="-3.2673in">
              <dc:date>2009-05-07T00:00:00</dc:date>
              <text:p text:style-name="P1"><text:span text:style-name="T1">f2a_part_sel_invalid2.pl</text:span></text:p>
            </office:annotation>
          </table:table-cell>
          <table:table-cell>
            <office:annotation draw:style-name="gr1" draw:text-style-name="P2" svg:width="1.1402in" svg:height="0.4909in" svg:x="5.9472in" svg:y="3.2673in" draw:caption-point-x="-5.9472in" draw:caption-point-y="-3.2673in">
              <dc:date>2009-05-07T00:00:00</dc:date>
              <text:p text:style-name="P1"><text:span text:style-name="T1">f2a_part_sel_invalid2.pl</text:span></text:p>
            </office:annotation>
          </table:table-cell>
          <table:table-cell>
            <office:annotation draw:style-name="gr1" draw:text-style-name="P2" svg:width="1.1402in" svg:height="0.4909in" svg:x="6.4508in" svg:y="3.2673in" draw:caption-point-x="-6.4508in" draw:caption-point-y="-3.2673in">
              <dc:date>2009-05-07T00:00:00</dc:date>
              <text:p text:style-name="P1"><text:span text:style-name="T1">f2a_part_sel_invalid2.pl</text:span></text:p>
            </office:annotation>
          </table:table-cell>
          <table:table-cell table:number-columns-repeated="4"/>
          <table:table-cell>
            <office:annotation draw:style-name="gr1" draw:text-style-name="P2" svg:width="1.1402in" svg:height="0.4909in" svg:x="10.5772in" svg:y="3.2673in" draw:caption-point-x="-10.5772in" draw:caption-point-y="-3.2673in">
              <dc:date>2009-05-07T00:00:00</dc:date>
              <text:p text:style-name="P1"><text:span text:style-name="T1">f2a_part_sel_invalid2.pl</text:span></text:p>
            </office:annotation>
          </table:table-cell>
          <table:table-cell table:style-name="ce7">
            <office:annotation draw:style-name="gr1" draw:text-style-name="P2" svg:width="1.1386in" svg:height="0.4909in" svg:x="10.2236in" svg:y="3.1594in" draw:caption-point-x="-10.2236in" draw:caption-point-y="-3.1594in">
              <dc:date>2009-04-27T00:00:00</dc:date>
              <text:p text:style-name="P1"><text:span text:style-name="T1">f2a_ifc_ifc_p_valid.pl</text:span></text:p>
            </office:annotation>
          </table:table-cell>
          <table:table-cell table:style-name="ce7">
            <office:annotation draw:style-name="gr1" draw:text-style-name="P2" svg:width="1.1386in" svg:height="0.4909in" svg:x="10.7161in" svg:y="3.1594in" draw:caption-point-x="-10.7161in" draw:caption-point-y="-3.1594in">
              <dc:date>2009-04-27T00:00:00</dc:date>
              <text:p text:style-name="P1"><text:span text:style-name="T1">f2a_ifc_ifc_p_valid.pl</text:span></text:p>
            </office:annotation>
          </table:table-cell>
          <table:table-cell table:number-columns-repeated="10"/>
        </table:table-row>
        <table:table-row table:style-name="ro1">
          <table:table-cell office:value-type="string">
            <text:p>Formal</text:p>
          </table:table-cell>
          <table:table-cell office:value-type="string">
            <text:p>sg[+]</text:p>
          </table:table-cell>
          <table:table-cell>
            <office:annotation draw:style-name="gr1" draw:text-style-name="P2" svg:width="1.1409in" svg:height="0.285in" svg:x="3.0331in" svg:y="3.4346in" draw:caption-point-x="-3.0331in" draw:caption-point-y="-3.4346in">
              <dc:date>2009-05-11T00:00:00</dc:date>
              <text:p text:style-name="P1"><text:span text:style-name="T1">f2a_invalid2.pl</text:span></text:p>
            </office:annotation>
          </table:table-cell>
          <table:table-cell>
            <office:annotation draw:style-name="gr1" draw:text-style-name="P2" svg:width="1.1409in" svg:height="0.285in" svg:x="3.6441in" svg:y="3.4346in" draw:caption-point-x="-3.6441in" draw:caption-point-y="-3.4346in">
              <dc:date>2009-05-11T00:00:00</dc:date>
              <text:p text:style-name="P1"><text:span text:style-name="T1">f2a_invalid2.pl</text:span></text:p>
            </office:annotation>
          </table:table-cell>
          <table:table-cell>
            <office:annotation draw:style-name="gr1" draw:text-style-name="P2" svg:width="1.1409in" svg:height="0.285in" svg:x="4.1693in" svg:y="3.4346in" draw:caption-point-x="-4.1693in" draw:caption-point-y="-3.4346in">
              <dc:date>2009-05-11T00:00:00</dc:date>
              <text:p text:style-name="P1"><text:span text:style-name="T1">f2a_invalid2.pl</text:span></text:p>
            </office:annotation>
          </table:table-cell>
          <table:table-cell>
            <office:annotation draw:style-name="gr1" draw:text-style-name="P2" svg:width="1.1409in" svg:height="0.285in" svg:x="4.7689in" svg:y="3.4346in" draw:caption-point-x="-4.7689in" draw:caption-point-y="-3.4346in">
              <dc:date>2009-05-11T00:00:00</dc:date>
              <text:p text:style-name="P1"><text:span text:style-name="T1">f2a_invalid2.pl</text:span></text:p>
            </office:annotation>
          </table:table-cell>
          <table:table-cell table:number-columns-repeated="20"/>
        </table:table-row>
        <table:table-row table:style-name="ro1" table:number-rows-repeated="5">
          <table:table-cell table:style-name="Default" table:number-columns-repeated="26"/>
        </table:table-row>
        <table:table-row table:style-name="ro1">
          <table:table-cell table:style-name="Default" office:value-type="string">
            <text:p>green=legal</text:p>
          </table:table-cell>
          <table:table-cell table:style-name="Default" table:number-columns-repeated="25"/>
        </table:table-row>
        <table:table-row table:style-name="ro1">
          <table:table-cell table:style-name="Default" office:value-type="string">
            <text:p>orange=illegal</text:p>
          </table:table-cell>
          <table:table-cell table:style-name="Default" table:number-columns-repeated="2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05/12/2009</text:date>, <text:time>21:0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8-05-15T15:42:36</meta:creation-date>
    <dc:creator>MonicaS</dc:creator>
    <dc:date>2009-05-12T21:08:54</dc:date>
    <meta:editing-cycles>20</meta:editing-cycles>
    <meta:editing-duration>PT9H16M32S</meta:editing-duration>
    <meta:user-defined meta:name="Info 1"/>
    <meta:user-defined meta:name="Info 2"/>
    <meta:user-defined meta:name="Info 3"/>
    <meta:user-defined meta:name="Info 4"/>
    <meta:document-statistic meta:table-count="3" meta:cell-count="182"/>
  </office:meta>
</office:document-meta>
</file>